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200000022B6C4BC1FED884C64.png" manifest:media-type="image/png"/>
  <manifest:file-entry manifest:full-path="Pictures/10001ABB0000052100000389987A335F665D13F3.svg" manifest:media-type="image/svg+xml"/>
  <manifest:file-entry manifest:full-path="Pictures/1000000100000032000000224D13A48EDD3775D4.png" manifest:media-type="image/png"/>
  <manifest:file-entry manifest:full-path="Pictures/10001A060000052100000389F859877EBEDFC84E.svg" manifest:media-type="image/svg+xml"/>
  <manifest:file-entry manifest:full-path="Pictures/10000001000000320000002F90255D50700A5A42.png" manifest:media-type="image/png"/>
  <manifest:file-entry manifest:full-path="Pictures/100000010000003200000022E1D46CA7C14728C6.png" manifest:media-type="image/png"/>
  <manifest:file-entry manifest:full-path="Pictures/10001E5C00000521000004D1F863F626B6EA3234.svg" manifest:media-type="image/svg+xml"/>
  <manifest:file-entry manifest:full-path="Pictures/100000010000003400000022C56CF3FFB8BFB25D.png" manifest:media-type="image/png"/>
  <manifest:file-entry manifest:full-path="Pictures/100022EF0000056900000389554112EB501E22E2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88ce28" officeooo:paragraph-rsid="0088ce28" style:font-weight-asian="bold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style:text-underline-style="solid" style:text-underline-width="auto" style:text-underline-color="font-color" fo:font-weight="bold" officeooo:rsid="0088ce28" officeooo:paragraph-rsid="00971f2b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officeooo:paragraph-rsid="0087f133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88ce28" officeooo:paragraph-rsid="0089e4cf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88ce28" officeooo:paragraph-rsid="00971f2b"/>
    </style:style>
    <style:style style:name="P6" style:family="paragraph" style:parent-style-name="Text_20_body">
      <style:text-properties officeooo:rsid="0089e4cf" officeooo:paragraph-rsid="0089e4cf"/>
    </style:style>
    <style:style style:name="P7" style:family="paragraph" style:parent-style-name="Text_20_body" style:list-style-name="L2">
      <style:paragraph-properties fo:margin-top="0cm" fo:margin-bottom="0cm" style:contextual-spacing="false"/>
      <style:text-properties officeooo:rsid="0089e4cf" officeooo:paragraph-rsid="0089e4cf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89e4cf" officeooo:paragraph-rsid="0090126d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89e4cf" officeooo:paragraph-rsid="0089e4cf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89e4cf" officeooo:paragraph-rsid="0092b139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officeooo:rsid="0089e4cf" officeooo:paragraph-rsid="0089e4cf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89e4cf" officeooo:paragraph-rsid="0093366e"/>
    </style:style>
    <style:style style:name="P13" style:family="paragraph" style:parent-style-name="Text_20_body" style:list-style-name="L7">
      <style:paragraph-properties fo:margin-top="0cm" fo:margin-bottom="0cm" style:contextual-spacing="false"/>
      <style:text-properties officeooo:rsid="0089e4cf" officeooo:paragraph-rsid="00971f2b"/>
    </style:style>
    <style:style style:name="P14" style:family="paragraph" style:parent-style-name="Text_20_body" style:list-style-name="L8">
      <style:paragraph-properties fo:margin-top="0cm" fo:margin-bottom="0cm" style:contextual-spacing="false"/>
      <style:text-properties officeooo:rsid="0089e4cf" officeooo:paragraph-rsid="00971f2b"/>
    </style:style>
    <style:style style:name="P15" style:family="paragraph" style:parent-style-name="Text_20_body">
      <style:paragraph-properties fo:margin-top="0cm" fo:margin-bottom="0cm" style:contextual-spacing="false"/>
      <style:text-properties officeooo:rsid="0089e4cf" officeooo:paragraph-rsid="00971f2b"/>
    </style:style>
    <style:style style:name="P16" style:family="paragraph" style:parent-style-name="Text_20_body">
      <style:text-properties officeooo:rsid="0089e4cf" officeooo:paragraph-rsid="00971f2b"/>
    </style:style>
    <style:style style:name="P17" style:family="paragraph" style:parent-style-name="Text_20_body" style:list-style-name="L9">
      <style:paragraph-properties fo:margin-top="0cm" fo:margin-bottom="0cm" style:contextual-spacing="false"/>
      <style:text-properties officeooo:rsid="0089e4cf" officeooo:paragraph-rsid="00971f2b"/>
    </style:style>
    <style:style style:name="P18" style:family="paragraph" style:parent-style-name="Text_20_body">
      <style:text-properties style:text-underline-style="none" fo:font-weight="bold" officeooo:rsid="008fa262" officeooo:paragraph-rsid="008fa262" style:font-weight-asian="bold" style:font-weight-complex="bold"/>
    </style:style>
    <style:style style:name="P19" style:family="paragraph" style:parent-style-name="Text_20_body">
      <style:text-properties style:text-underline-style="none" fo:font-weight="bold" officeooo:rsid="008fa262" officeooo:paragraph-rsid="00971f2b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/>
      <style:text-properties officeooo:paragraph-rsid="00971f2b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871fb8" style:font-size-asian="18pt" style:font-weight-asian="bold" style:font-size-complex="18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88ce2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89e4cf" style:font-weight-asian="bold" style:font-weight-complex="bold"/>
    </style:style>
    <style:style style:name="T9" style:family="text">
      <style:text-properties officeooo:rsid="0090126d"/>
    </style:style>
    <style:style style:name="T10" style:family="text">
      <style:text-properties officeooo:rsid="00919dc7"/>
    </style:style>
    <style:style style:name="T11" style:family="text">
      <style:text-properties officeooo:rsid="0093366e"/>
    </style:style>
    <style:style style:name="T12" style:family="text">
      <style:text-properties officeooo:rsid="00942603"/>
    </style:style>
    <style:style style:name="T13" style:family="text">
      <style:text-properties officeooo:rsid="00944b7d"/>
    </style:style>
    <style:style style:name="T14" style:family="text">
      <style:text-properties officeooo:rsid="009632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Chapitre 2, v</text:span><text:span text:style-name="T1">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ext:p text:style-name="P18">Coller et répondre aux exercices suivants sur le cahier.</text:p>
      <text:p text:style-name="P1">Exercice 1 :</text:p>
      <text:list xml:id="list2008098378" text:style-name="L2">
        <text:list-item>
          <text:p text:style-name="P7">Un moteur est-il un générateur ou un récepteur ?</text:p>
        </text:list-item>
        <text:list-item>
          <text:p text:style-name="P7">Que signifie l’acronyme D.E.L. ?</text:p>
        </text:list-item>
        <text:list-item>
          <text:p text:style-name="P8">Expliquer le principe de fonctionnement d’un moteur électrique <text:span text:style-name="T9">puis faire de même pour un </text:span>interrupteur.</text:p>
        </text:list-item>
      </text:list>
      <text:p text:style-name="P4"><text:span text:style-name="T6">Exercice </text:span><text:span text:style-name="T8">2</text:span><text:span text:style-name="T6"> :</text:span></text:p>
      <text:list xml:id="list513742228" text:style-name="L3">
        <text:list-item>
          <text:p text:style-name="P10">Dans un circuit électrique, dans quel sens circule le courant ?<draw:frame draw:style-name="fr1" draw:name="Image1" text:anchor-type="char" svg:x="15.483cm" svg:y="0.146cm" svg:width="3.884cm" svg:height="2.536cm" draw:z-index="0"><draw:image xlink:href="Pictures/100022EF0000056900000389554112EB501E22E2.svg" xlink:type="simple" xlink:show="embed" xlink:actuate="onLoad" draw:mime-type="image/svg+xml"/><draw:image xlink:href="Pictures/100000010000003400000022C56CF3FFB8BFB25D.png" xlink:type="simple" xlink:show="embed" xlink:actuate="onLoad" draw:mime-type="image/png"/></draw:frame></text:p>
        </text:list-item>
        <text:list-item>
          <text:p text:style-name="P9">Expliquer quelle influence le sens du courant a t-il une sur le fonctionnement d’un moteur ? <text:span text:style-name="T10">D’une lampe ?</text:span></text:p>
        </text:list-item>
        <text:list-item>
          <text:p text:style-name="P9">Pour <text:span text:style-name="T11">le schéma </text:span><text:span text:style-name="T12">à droite</text:span>, indiquer si la DEL est dans le sens passant ou dans le sens bloquant <text:span text:style-name="T11">et justifier</text:span>.</text:p>
        </text:list-item>
      </text:list>
      <text:p text:style-name="P12"><text:span text:style-name="T7">Exercice </text:span><text:span text:style-name="T6">3</text:span><text:span text:style-name="T7"> :</text:span><draw:frame draw:style-name="fr1" draw:name="Image2" text:anchor-type="char" svg:x="11.845cm" svg:y="0.203cm" svg:width="3.351cm" svg:height="3.149cm" draw:z-index="1"><draw:image xlink:href="Pictures/10001E5C00000521000004D1F863F626B6EA3234.svg" xlink:type="simple" xlink:show="embed" xlink:actuate="onLoad" draw:mime-type="image/svg+xml"/><draw:image xlink:href="Pictures/10000001000000320000002F90255D50700A5A42.png" xlink:type="simple" xlink:show="embed" xlink:actuate="onLoad" draw:mime-type="image/png"/></draw:frame><draw:frame draw:style-name="fr1" draw:name="Image3" text:anchor-type="char" svg:x="15.836cm" svg:y="0.275cm" svg:width="4.168cm" svg:height="2.873cm" draw:z-index="2"><draw:image xlink:href="Pictures/10001A060000052100000389F859877EBEDFC84E.svg" xlink:type="simple" xlink:show="embed" xlink:actuate="onLoad" draw:mime-type="image/svg+xml"/><draw:image xlink:href="Pictures/1000000100000032000000224D13A48EDD3775D4.png" xlink:type="simple" xlink:show="embed" xlink:actuate="onLoad" draw:mime-type="image/png"/></draw:frame></text:p>
      <text:list xml:id="list2314578358" text:style-name="L4">
        <text:list-item>
          <text:p text:style-name="P11">Rappeler la définition du court circuit.</text:p>
        </text:list-item>
        <text:list-item>
          <text:p text:style-name="P11"><text:s/>Pour le<text:span text:style-name="T13">s</text:span> schéma<text:span text:style-name="T13">s à droite</text:span>, indiquer si un dipôle est court circuité et lequel.</text:p>
        </text:list-item>
        <text:list-item>
          <text:p text:style-name="P11"><text:s/>Pour chacun des schéma <text:span text:style-name="T14">ci dessous</text:span>, indiquer sur le schéma le sens du courant.</text:p>
        </text:list-item>
      </text:list>
      <text:p text:style-name="P6"><draw:frame draw:style-name="fr1" draw:name="Image5" text:anchor-type="char" svg:x="1.039cm" svg:y="0.088cm" svg:width="2.847cm" svg:height="1.963cm" draw:z-index="4"><draw:image xlink:href="Pictures/10001A060000052100000389F859877EBEDFC84E.svg" xlink:type="simple" xlink:show="embed" xlink:actuate="onLoad" draw:mime-type="image/svg+xml"/><draw:image xlink:href="Pictures/100000010000003200000022E1D46CA7C14728C6.png" xlink:type="simple" xlink:show="embed" xlink:actuate="onLoad" draw:mime-type="image/png"/></draw:frame><draw:frame draw:style-name="fr1" draw:name="Image4" text:anchor-type="char" svg:x="4.281cm" svg:y="-0.019cm" svg:width="3.089cm" svg:height="2.129cm" draw:z-index="3"><draw:image xlink:href="Pictures/10001ABB0000052100000389987A335F665D13F3.svg" xlink:type="simple" xlink:show="embed" xlink:actuate="onLoad" draw:mime-type="image/svg+xml"/><draw:image xlink:href="Pictures/100000010000003200000022B6C4BC1FED884C6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0"><text:span text:style-name="T5">Chapitre 2, v</text:span><text:span text:style-name="T1">o</text:span><text:span text:style-name="T4">s</text:span><text:span text:style-name="T1"> </text:span><text:span text:style-name="T2">exercices d’entraînement</text:span><text:span text:style-name="T1"> </text:span><text:span text:style-name="T3">:</text:span></text:p>
      <text:p text:style-name="P19">Coller et répondre aux exercices suivants sur le cahier.</text:p>
      <text:p text:style-name="P2">Exercice 1 :</text:p>
      <text:list xml:id="list3904703377" text:style-name="L9">
        <text:list-item>
          <text:p text:style-name="P17">Un moteur est-il un générateur ou un récepteur ?</text:p>
        </text:list-item>
        <text:list-item>
          <text:p text:style-name="P17">Que signifie l’acronyme D.E.L. ?</text:p>
        </text:list-item>
        <text:list-item>
          <text:p text:style-name="P17">Expliquer le principe de fonctionnement d’un moteur électrique <text:span text:style-name="T9">puis faire de même pour un </text:span>interrupteur.</text:p>
        </text:list-item>
      </text:list>
      <text:p text:style-name="P5"><text:span text:style-name="T6">Exercice </text:span><text:span text:style-name="T8">2</text:span><text:span text:style-name="T6"> :</text:span></text:p>
      <text:list xml:id="list1181995910" text:style-name="L7">
        <text:list-item>
          <text:p text:style-name="P13">Dans un circuit électrique, dans quel sens circule le courant ?<draw:frame draw:style-name="fr1" draw:name="Image6" text:anchor-type="char" svg:x="15.483cm" svg:y="0.146cm" svg:width="3.884cm" svg:height="2.536cm" draw:z-index="5"><draw:image xlink:href="Pictures/100022EF0000056900000389554112EB501E22E2.svg" xlink:type="simple" xlink:show="embed" xlink:actuate="onLoad" draw:mime-type="image/svg+xml"/><draw:image xlink:href="Pictures/100000010000003400000022C56CF3FFB8BFB25D.png" xlink:type="simple" xlink:show="embed" xlink:actuate="onLoad" draw:mime-type="image/png"/></draw:frame></text:p>
        </text:list-item>
        <text:list-item>
          <text:p text:style-name="P13">Expliquer quelle influence le sens du courant a t-il une sur le fonctionnement d’un moteur ? <text:span text:style-name="T10">D’une lampe ?</text:span></text:p>
        </text:list-item>
        <text:list-item>
          <text:p text:style-name="P13">Pour <text:span text:style-name="T11">le schéma </text:span><text:span text:style-name="T12">à droite</text:span>, indiquer si la DEL est dans le sens passant ou dans le sens bloquant <text:span text:style-name="T11">et justifier</text:span>.</text:p>
        </text:list-item>
      </text:list>
      <text:p text:style-name="P15"><text:span text:style-name="T7">Exercice </text:span><text:span text:style-name="T6">3</text:span><text:span text:style-name="T7"> :</text:span><draw:frame draw:style-name="fr1" draw:name="Image7" text:anchor-type="char" svg:x="11.845cm" svg:y="0.203cm" svg:width="3.351cm" svg:height="3.149cm" draw:z-index="6"><draw:image xlink:href="Pictures/10001E5C00000521000004D1F863F626B6EA3234.svg" xlink:type="simple" xlink:show="embed" xlink:actuate="onLoad" draw:mime-type="image/svg+xml"/><draw:image xlink:href="Pictures/10000001000000320000002F90255D50700A5A42.png" xlink:type="simple" xlink:show="embed" xlink:actuate="onLoad" draw:mime-type="image/png"/></draw:frame><draw:frame draw:style-name="fr1" draw:name="Image8" text:anchor-type="char" svg:x="15.836cm" svg:y="0.275cm" svg:width="4.168cm" svg:height="2.873cm" draw:z-index="7"><draw:image xlink:href="Pictures/10001A060000052100000389F859877EBEDFC84E.svg" xlink:type="simple" xlink:show="embed" xlink:actuate="onLoad" draw:mime-type="image/svg+xml"/><draw:image xlink:href="Pictures/1000000100000032000000224D13A48EDD3775D4.png" xlink:type="simple" xlink:show="embed" xlink:actuate="onLoad" draw:mime-type="image/png"/></draw:frame></text:p>
      <text:list xml:id="list4187852976" text:style-name="L8">
        <text:list-item>
          <text:p text:style-name="P14">Rappeler la définition du court circuit.</text:p>
        </text:list-item>
        <text:list-item>
          <text:p text:style-name="P14"><text:s/>Pour le<text:span text:style-name="T13">s</text:span> schéma<text:span text:style-name="T13">s à droite</text:span>, indiquer si un dipôle est court circuité et lequel.</text:p>
        </text:list-item>
        <text:list-item>
          <text:p text:style-name="P14"><text:s/>Pour chacun des schéma <text:span text:style-name="T14">ci dessous</text:span>, indiquer sur le schéma le sens du courant.</text:p>
        </text:list-item>
      </text:list>
      <text:p text:style-name="P16"><draw:frame draw:style-name="fr1" draw:name="Image9" text:anchor-type="char" svg:x="4.281cm" svg:y="-0.019cm" svg:width="3.089cm" svg:height="2.129cm" draw:z-index="8"><draw:image xlink:href="Pictures/10001ABB0000052100000389987A335F665D13F3.svg" xlink:type="simple" xlink:show="embed" xlink:actuate="onLoad" draw:mime-type="image/svg+xml"/><draw:image xlink:href="Pictures/100000010000003200000022B6C4BC1FED884C64.png" xlink:type="simple" xlink:show="embed" xlink:actuate="onLoad" draw:mime-type="image/png"/></draw:frame><draw:frame draw:style-name="fr1" draw:name="Image10" text:anchor-type="char" svg:x="1.039cm" svg:y="0.088cm" svg:width="2.847cm" svg:height="1.963cm" draw:z-index="9"><draw:image xlink:href="Pictures/10001A060000052100000389F859877EBEDFC84E.svg" xlink:type="simple" xlink:show="embed" xlink:actuate="onLoad" draw:mime-type="image/svg+xml"/><draw:image xlink:href="Pictures/100000010000003200000022E1D46CA7C14728C6.png" xlink:type="simple" xlink:show="embed" xlink:actuate="onLoad" draw:mime-type="image/png"/></draw:frame>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19M22S</meta:editing-duration>
    <meta:editing-cycles>33</meta:editing-cycles>
    <meta:generator>LibreOffice/7.2.4.1$Linux_X86_64 LibreOffice_project/20$Build-1</meta:generator>
    <meta:creation-date>2020-11-17T23:32:29.685607494</meta:creation-date>
    <meta:initial-creator>J Cercy</meta:initial-creator>
    <dc:date>2021-12-30T16:13:27.997718241</dc:date>
    <meta:document-statistic meta:table-count="0" meta:image-count="10" meta:object-count="0" meta:page-count="1" meta:paragraph-count="28" meta:word-count="294" meta:character-count="1616" meta:non-whitespace-character-count="1364"/>
  </office:meta>
</office:document-meta>
</file>